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63f8" officeooo:paragraph-rsid="001d63f8"/>
    </style:style>
    <style:style style:name="P2" style:family="paragraph" style:parent-style-name="Standard">
      <style:text-properties officeooo:rsid="001fc7f8" officeooo:paragraph-rsid="001fc7f8"/>
    </style:style>
    <style:style style:name="P3" style:family="paragraph" style:parent-style-name="Standard">
      <style:text-properties officeooo:rsid="001fc7f8" officeooo:paragraph-rsid="0021a9d2"/>
    </style:style>
    <style:style style:name="P4" style:family="paragraph" style:parent-style-name="Standard">
      <style:text-properties officeooo:paragraph-rsid="001fc7f8"/>
    </style:style>
    <style:style style:name="P5" style:family="paragraph" style:parent-style-name="Standard">
      <style:text-properties officeooo:rsid="0021a9d2" officeooo:paragraph-rsid="0021a9d2"/>
    </style:style>
    <style:style style:name="P6" style:family="paragraph" style:parent-style-name="Standard">
      <style:text-properties style:text-underline-style="none" officeooo:rsid="00239526" officeooo:paragraph-rsid="00239526"/>
    </style:style>
    <style:style style:name="P7" style:family="paragraph" style:parent-style-name="Standard">
      <style:text-properties officeooo:rsid="00239526" officeooo:paragraph-rsid="00239526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P10" style:family="paragraph" style:list-style-name="L1"/>
    <style:style style:name="T1" style:family="text">
      <style:text-properties officeooo:rsid="001e2d38"/>
    </style:style>
    <style:style style:name="T2" style:family="text">
      <style:text-properties officeooo:rsid="001fc7f8"/>
    </style:style>
    <style:style style:name="T3" style:family="text">
      <style:text-properties officeooo:rsid="00212a33"/>
    </style:style>
    <style:style style:name="T4" style:family="text">
      <style:text-properties officeooo:rsid="0021a9d2"/>
    </style:style>
    <style:style style:name="T5" style:family="text">
      <style:text-properties officeooo:rsid="00239526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239526"/>
    </style:style>
    <style:style style:name="T8" style:family="text">
      <style:text-properties style:text-line-through-style="none" style:text-line-through-type="none" officeooo:rsid="00239526"/>
    </style:style>
    <style:style style:name="T9" style:family="text">
      <style:text-properties officeooo:rsid="0024810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ase study 1: <text:span text:style-name="T3">Automation of </text:span>Course Scheduling</text:p>
      <text:p text:style-name="P1"/>
      <text:p text:style-name="P1">Problem Description: <text:span text:style-name="T1">The Computer Science Department in a university offers many courses every semester, which are taught by many instructions. These courses are scheduled based on some policy directions of the department. Currently, the scheduling is done manually , but the department would like to automate it.</text:span></text:p>
      <text:p text:style-name="P1"/>
      <text:p text:style-name="P2">Discuss ,<text:span text:style-name="T5">Draw and Demonstrate</text:span></text:p>
      <text:p text:style-name="P2"/>
      <text:p text:style-name="P2"/>
      <text:p text:style-name="P6">Analysis </text:p>
      <text:p text:style-name="P6"/>
      <text:p text:style-name="P6"><text:s text:c="12"/>SRS, ACD <text:s/>and cross functional flowcharts <text:s text:c="8"/></text:p>
      <text:p text:style-name="P2"/>
      <text:p text:style-name="P7">Design</text:p>
      <text:p text:style-name="P7"/>
      <text:p text:style-name="P3">-<text:span text:style-name="T4">Structured Design</text:span> – <text:span text:style-name="T4">DFD level 1, 2 3</text:span></text:p>
      <text:p text:style-name="P3"><text:span text:style-name="T4"><text:s/></text:span></text:p>
      <text:p text:style-name="P5">Object oriented Desin: <text:span text:style-name="T9">Draw </text:span>UML Diagrams <text:span text:style-name="T9">on StarUML tool</text:span></text:p>
      <text:p text:style-name="P2"/>
      <text:p text:style-name="P4"><text:span text:style-name="T2"><text:s text:c="15"/></text:span>Behavioral UML Diagram</text:p>
      <text:list xml:id="list634776203" text:style-name="L1">
        <text:list-item>
          <text:p><text:span text:style-name="T2">A</text:span><text:a xlink:type="simple" xlink:href="https://tallyfy.com/uml-diagram/#activity-diagram" text:style-name="Internet_20_link" text:visited-style-name="Visited_20_Internet_20_Link">ctivity Diagram</text:a></text:p>
        </text:list-item>
        <text:list-item>
          <text:p><text:a xlink:type="simple" xlink:href="https://tallyfy.com/uml-diagram/#use-case-diagram" text:style-name="Internet_20_link" text:visited-style-name="Visited_20_Internet_20_Link">Use Case Diagram</text:a></text:p>
        </text:list-item>
        <text:list-item>
          <text:p><text:a xlink:type="simple" xlink:href="https://tallyfy.com/uml-diagram/#interaction-overview-diagram" text:style-name="Internet_20_link" text:visited-style-name="Visited_20_Internet_20_Link">Interaction Overview Diagram</text:a></text:p>
        </text:list-item>
        <text:list-item>
          <text:p><text:a xlink:type="simple" xlink:href="https://tallyfy.com/uml-diagram/#timing-diagram" text:style-name="Internet_20_link" text:visited-style-name="Visited_20_Internet_20_Link">Timing Diagram</text:a></text:p>
        </text:list-item>
        <text:list-item>
          <text:p><text:a xlink:type="simple" xlink:href="https://tallyfy.com/uml-diagram/#state-machine-diagram" text:style-name="Internet_20_link" text:visited-style-name="Visited_20_Internet_20_Link">State Machine Diagram</text:a></text:p>
        </text:list-item>
        <text:list-item>
          <text:p><text:a xlink:type="simple" xlink:href="https://tallyfy.com/uml-diagram/#communication-diagram" text:style-name="Internet_20_link" text:visited-style-name="Visited_20_Internet_20_Link">Communication Diagr</text:a><text:a xlink:type="simple" xlink:href="https://tallyfy.com/uml-diagram/#activity-diagram" text:style-name="Internet_20_link" text:visited-style-name="Visited_20_Internet_20_Link">A</text:a><text:a xlink:type="simple" xlink:href="https://tallyfy.com/uml-diagram/#communication-diagram" text:style-name="Internet_20_link" text:visited-style-name="Visited_20_Internet_20_Link">am</text:a></text:p>
        </text:list-item>
        <text:list-item>
          <text:p><text:a xlink:type="simple" xlink:href="https://tallyfy.com/uml-diagram/#sequence-diagram" text:style-name="Internet_20_link" text:visited-style-name="Visited_20_Internet_20_Link">Sequence Diagram</text:a></text:p>
        </text:list-item>
      </text:list>
      <text:p text:style-name="Standard"><text:s text:c="11"/>Structural UML Diagram</text:p>
      <text:list xml:id="list2035867402" text:style-name="L2">
        <text:list-item>
          <text:p text:style-name="P9"><text:a xlink:type="simple" xlink:href="https://tallyfy.com/uml-diagram/#class-diagram" text:style-name="Internet_20_link" text:visited-style-name="Visited_20_Internet_20_Link">Class Diagram</text:a></text:p>
        </text:list-item>
        <text:list-item>
          <text:p text:style-name="P9"><text:a xlink:type="simple" xlink:href="https://tallyfy.com/uml-diagram/#object-diagram" text:style-name="Internet_20_link" text:visited-style-name="Visited_20_Internet_20_Link">Object Diagram</text:a></text:p>
        </text:list-item>
        <text:list-item>
          <text:p text:style-name="P9"><text:a xlink:type="simple" xlink:href="https://tallyfy.com/uml-diagram/#component-diagram" text:style-name="Internet_20_link" text:visited-style-name="Visited_20_Internet_20_Link">Component Diagram</text:a></text:p>
        </text:list-item>
        <text:list-item>
          <text:p text:style-name="P9"><text:a xlink:type="simple" xlink:href="https://tallyfy.com/uml-diagram/#composite-structure-diagram" text:style-name="Internet_20_link" text:visited-style-name="Visited_20_Internet_20_Link">Composite Structure Diagram</text:a></text:p>
        </text:list-item>
        <text:list-item>
          <text:p text:style-name="P9"><text:a xlink:type="simple" xlink:href="https://tallyfy.com/uml-diagram/#deployment-diagram" text:style-name="Internet_20_link" text:visited-style-name="Visited_20_Internet_20_Link">Deployment Diagram</text:a></text:p>
        </text:list-item>
        <text:list-item>
          <text:p text:style-name="P9"><text:a xlink:type="simple" xlink:href="https://tallyfy.com/uml-diagram/#package-diagram" text:style-name="Internet_20_link" text:visited-style-name="Visited_20_Internet_20_Link">Package Diagram</text:a></text:p>
        </text:list-item>
        <text:list-item>
          <text:p text:style-name="P8"><text:a xlink:type="simple" xlink:href="https://tallyfy.com/uml-diagram/#profile-diagram" text:style-name="Internet_20_link" text:visited-style-name="Visited_20_Internet_20_Link">Profile Diagram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3:07:07.028560332</meta:creation-date>
    <dc:date>2020-01-17T14:42:42.441798470</dc:date>
    <meta:editing-duration>PT36M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34" meta:character-count="894" meta:non-whitespace-character-count="747"/>
  </office:meta>
</office:document-meta>
</file>